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64cm"/>
    </style:style>
    <style:style style:name="co2" style:family="table-column">
      <style:table-column-properties fo:break-before="auto" style:column-width="1.20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Condição \ Caso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eq: [0,75[ - [75,100]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edia: [0,3[ - [3,5[ - [5,7[ - [7,10]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1: [0,3[ - [3-10]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2: [0,3[ - [3-10]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3: [0,3[ - [3-10]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provado (APR)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provado por nota (APRN)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cuperação (REC)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provado pro falta (REPF)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provado pro média e falta (REPMF)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Limite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req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1</text:p>
          </table:table-cell>
          <table:table-cell table:style-name="ce3" office:value-type="string" calcext:value-type="string">
            <text:p>10.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1</text:p>
          </table:table-cell>
          <table:table-cell table:style-name="ce3" office:value-type="string" calcext:value-type="string">
            <text:p>10.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1</text:p>
          </table:table-cell>
          <table:table-cell table:style-name="ce3" office:value-type="string" calcext:value-type="string">
            <text:p>10.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dia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7.1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16:38:42.400255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0T17:34:56.691494293</meta:creation-date>
    <meta:generator>LibreOffice/6.4.7.2$Linux_X86_64 LibreOffice_project/40$Build-2</meta:generator>
    <dc:date>2023-09-21T17:25:14.548309645</dc:date>
    <meta:editing-duration>PT22M28S</meta:editing-duration>
    <meta:editing-cycles>6</meta:editing-cycles>
    <meta:document-statistic meta:table-count="1" meta:cell-count="51" meta:object-count="0"/>
  </office:meta>
</office:document-meta>
</file>